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d4d7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47794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0c18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48b191" officeooo:paragraph-rsid="0048b19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775b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775b6" officeooo:paragraph-rsid="003775b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95d1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a5ff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a5ffb" officeooo:paragraph-rsid="003a5ff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baee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d4d7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fo:background-color="#ffe99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48b191" officeooo:paragraph-rsid="0048b191"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3775b6"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395d11"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3a5ff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3baeec" style:font-size-asian="10.5pt" style:font-weight-asian="bold" style:font-size-complex="12pt"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size="14pt" fo:font-weight="bold" officeooo:rsid="0030c184"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25"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26"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27"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fo:font-size="12pt" fo:font-weight="normal" officeooo:rsid="0030c184" style:font-size-asian="10.5pt" style:font-weight-asian="normal" style:font-size-complex="12pt" style:font-weight-complex="normal"/>
    </style:style>
    <style:style style:name="P29" style:family="paragraph" style:parent-style-name="Standard" style:list-style-name="L6">
      <style:paragraph-properties fo:text-align="start" style:justify-single-word="false"/>
      <style:text-properties fo:font-size="12pt" fo:font-weight="normal" officeooo:rsid="0048b191" officeooo:paragraph-rsid="0048b191" style:font-size-asian="10.5pt" style:font-weight-asian="normal" style:font-size-complex="12pt" style:font-weight-complex="normal"/>
    </style:style>
    <style:style style:name="P30" style:family="paragraph" style:parent-style-name="Standard" style:list-style-name="L3">
      <style:paragraph-properties fo:text-align="start" style:justify-single-word="false"/>
    </style:style>
    <style:style style:name="P31" style:family="paragraph" style:parent-style-name="Standard" style:list-style-name="L5">
      <style:paragraph-properties fo:text-align="start" style:justify-single-word="false"/>
    </style:style>
    <style:style style:name="P32" style:family="paragraph" style:parent-style-name="Standard">
      <style:paragraph-properties fo:text-align="center" style:justify-single-word="false"/>
      <style:text-properties fo:font-size="15pt" fo:font-weight="bold" style:font-size-asian="13.1000003814697pt" style:font-weight-asian="bold" style:font-size-complex="15pt" style:font-weight-complex="bold"/>
    </style:style>
    <style:style style:name="T1" style:family="text">
      <style:text-properties fo:font-style="italic" fo:background-color="#ffe994" loext:char-shading-value="0" style:font-style-asian="italic" style:font-style-complex="italic"/>
    </style:style>
    <style:style style:name="T2" style:family="text">
      <style:text-properties fo:font-style="italic" officeooo:rsid="003301ca" style:font-style-asian="italic" style:font-style-complex="italic"/>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30c184" style:font-size-asian="10.5pt" style:font-weight-asian="normal" style:font-size-complex="12pt" style:font-weight-complex="normal"/>
    </style:style>
    <style:style style:name="T5" style:family="text">
      <style:text-properties fo:font-size="12pt" fo:font-weight="normal" officeooo:rsid="0034c787" style:font-size-asian="10.5pt" style:font-weight-asian="normal" style:font-size-complex="12pt" style:font-weight-complex="normal"/>
    </style:style>
    <style:style style:name="T6" style:family="text">
      <style:text-properties fo:font-size="12pt" fo:font-weight="normal" officeooo:rsid="0036ef2c" style:font-size-asian="10.5pt" style:font-weight-asian="normal" style:font-size-complex="12pt" style:font-weight-complex="normal"/>
    </style:style>
    <style:style style:name="T7" style:family="text">
      <style:text-properties fo:font-size="12pt" fo:font-weight="normal" officeooo:rsid="003775b6" style:font-size-asian="10.5pt" style:font-weight-asian="normal" style:font-size-complex="12pt" style:font-weight-complex="normal"/>
    </style:style>
    <style:style style:name="T8" style:family="text">
      <style:text-properties fo:font-size="12pt" fo:font-weight="normal" officeooo:rsid="0030c184" fo:background-color="#fff5ce" loext:char-shading-value="0" style:font-size-asian="10.5pt" style:font-weight-asian="normal" style:font-size-complex="12pt" style:font-weight-complex="normal"/>
    </style:style>
    <style:style style:name="T9" style:family="text">
      <style:text-properties fo:font-size="12pt" officeooo:rsid="003775b6" style:font-size-asian="10.5pt" style:font-size-complex="12pt"/>
    </style:style>
    <style:style style:name="T10" style:family="text">
      <style:text-properties fo:font-size="12pt" officeooo:rsid="00395d11" style:font-size-asian="10.5pt" style:font-size-complex="12pt"/>
    </style:style>
    <style:style style:name="T11" style:family="text">
      <style:text-properties fo:font-size="12pt" officeooo:rsid="003a5ffb" style:font-size-asian="10.5pt" style:font-size-complex="12pt"/>
    </style:style>
    <style:style style:name="T12" style:family="text">
      <style:text-properties fo:font-size="12pt" officeooo:rsid="003baeec" style:font-size-asian="10.5pt" style:font-size-complex="12pt"/>
    </style:style>
    <style:style style:name="T13" style:family="text">
      <style:text-properties fo:font-size="12pt" officeooo:rsid="003d4d78" style:font-size-asian="10.5pt" style:font-size-complex="12pt"/>
    </style:style>
    <style:style style:name="T14" style:family="text">
      <style:text-properties officeooo:rsid="003301ca"/>
    </style:style>
    <style:style style:name="T15" style:family="text">
      <style:text-properties fo:background-color="#fff5ce" loext:char-shading-value="0"/>
    </style:style>
    <style:style style:name="T16" style:family="text">
      <style:text-properties officeooo:rsid="0034c787"/>
    </style:style>
    <style:style style:name="T17" style:family="text">
      <style:text-properties officeooo:rsid="003693e7"/>
    </style:style>
    <style:style style:name="T18" style:family="text">
      <style:text-properties fo:background-color="#ffe994" loext:char-shading-value="0"/>
    </style:style>
    <style:style style:name="T19" style:family="text">
      <style:text-properties officeooo:rsid="0036c659" fo:background-color="#ffe994" loext:char-shading-value="0"/>
    </style:style>
    <style:style style:name="T20" style:family="text">
      <style:text-properties officeooo:rsid="004115c6" fo:background-color="#ffe994" loext:char-shading-value="0"/>
    </style:style>
    <style:style style:name="T21" style:family="text">
      <style:text-properties officeooo:rsid="0048b191" fo:background-color="#ffe994" loext:char-shading-value="0"/>
    </style:style>
    <style:style style:name="T22" style:family="text">
      <style:text-properties officeooo:rsid="0036c659"/>
    </style:style>
    <style:style style:name="T23" style:family="text">
      <style:text-properties officeooo:rsid="0036ef2c"/>
    </style:style>
    <style:style style:name="T24" style:family="text">
      <style:text-properties officeooo:rsid="003d4d78"/>
    </style:style>
    <style:style style:name="T25" style:family="text">
      <style:text-properties officeooo:rsid="003dc2ab"/>
    </style:style>
    <style:style style:name="T26" style:family="text">
      <style:text-properties officeooo:rsid="003fbdc0"/>
    </style:style>
    <style:style style:name="T27" style:family="text">
      <style:text-properties officeooo:rsid="004037fa"/>
    </style:style>
    <style:style style:name="T28" style:family="text">
      <style:text-properties officeooo:rsid="004115c6"/>
    </style:style>
    <style:style style:name="T29" style:family="text">
      <style:text-properties officeooo:rsid="0043118a"/>
    </style:style>
    <style:style style:name="T30" style:family="text">
      <style:text-properties officeooo:rsid="004406b8"/>
    </style:style>
    <style:style style:name="T31" style:family="text">
      <style:text-properties officeooo:rsid="00440a9f"/>
    </style:style>
    <style:style style:name="T32" style:family="text">
      <style:text-properties officeooo:rsid="0044f3c6"/>
    </style:style>
    <style:style style:name="T33" style:family="text">
      <style:text-properties officeooo:rsid="0047794d"/>
    </style:style>
    <style:style style:name="T34" style:family="text">
      <style:text-properties officeooo:rsid="0048b191"/>
    </style:style>
    <style:style style:name="T35" style:family="text">
      <style:text-properties fo:background-color="#ffff00" loext:char-shading-value="0"/>
    </style:style>
    <style:style style:name="T36" style:family="text">
      <style:text-properties officeooo:rsid="004a1be9"/>
    </style:style>
    <style:style style:name="T37" style:family="text">
      <style:text-properties officeooo:rsid="004b90ef"/>
    </style:style>
    <style:style style:name="T38" style:family="text">
      <style:text-properties officeooo:rsid="004fc5b1"/>
    </style:style>
    <style:style style:name="T39" style:family="text">
      <style:text-properties fo:font-size="13pt" fo:font-style="italic" officeooo:rsid="003301ca" style:font-size-asian="11.3500003814697pt" style:font-style-asian="italic" style:font-size-complex="13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8">10. </text:span>Objects and Classes</text:p>
      <text:p text:style-name="P1"><text:span text:style-name="T39"/></text:p>
      <text:p text:style-name="P2">In this chapter you’ll learn about the following:</text:p>
      <text:p text:style-name="P2"/>
      <text:list xml:id="list3301580228" text:style-name="L1">
        <text:list-item>
          <text:p text:style-name="P25">Procedural and object-oriented programming</text:p>
        </text:list-item>
        <text:list-item>
          <text:p text:style-name="P25">The concept of classes</text:p>
        </text:list-item>
        <text:list-item>
          <text:p text:style-name="P25">How to define and implement a class</text:p>
        </text:list-item>
        <text:list-item>
          <text:p text:style-name="P25">Public and private class access</text:p>
        </text:list-item>
        <text:list-item>
          <text:p text:style-name="P25">Class data members</text:p>
        </text:list-item>
        <text:list-item>
          <text:p text:style-name="P25">Class methods (also called class function members)</text:p>
        </text:list-item>
        <text:list-item>
          <text:p text:style-name="P25">Creating and using class objects</text:p>
        </text:list-item>
        <text:list-item>
          <text:p text:style-name="P25">Class constructors and destructors</text:p>
        </text:list-item>
        <text:list-item>
          <text:p text:style-name="P25">const member functions</text:p>
        </text:list-item>
        <text:list-item>
          <text:p text:style-name="P25">The this pointer</text:p>
        </text:list-item>
        <text:list-item>
          <text:p text:style-name="P25">Creating arrays of objects</text:p>
        </text:list-item>
        <text:list-item>
          <text:p text:style-name="P25">Class scope</text:p>
        </text:list-item>
        <text:list-item>
          <text:p text:style-name="P25">Abstract data types</text:p>
        </text:list-item>
      </text:list>
      <text:p text:style-name="P2"/>
      <text:p text:style-name="P5">Object-oriented programming (OOP) is a particular <text:span text:style-name="T15">conceptual approach</text:span> to designing<text:span text:style-name="T14"> </text:span>programs, and C++ has enhanced C with features that ease the way to applying that<text:span text:style-name="T14"> </text:span>approach.<text:span text:style-name="T14"> </text:span>The following are the most important OOP features:</text:p>
      <text:p text:style-name="P5"/>
      <text:list xml:id="list2454330946" text:style-name="L2">
        <text:list-item>
          <text:p text:style-name="P28">Abstraction</text:p>
        </text:list-item>
        <text:list-item>
          <text:p text:style-name="P28">Encapsulation and data hiding</text:p>
        </text:list-item>
        <text:list-item>
          <text:p text:style-name="P28">Polymorphism</text:p>
        </text:list-item>
        <text:list-item>
          <text:p text:style-name="P28">Inheritance</text:p>
        </text:list-item>
        <text:list-item>
          <text:p text:style-name="P28">Reusability of code</text:p>
        </text:list-item>
      </text:list>
      <text:p text:style-name="P5"/>
      <text:p text:style-name="P5">The class is the single most important C++ enhancement for implementing these features and tying<text:span text:style-name="T14"> </text:span>them together.<text:span text:style-name="T14"> In short, with a procedural approach, you first concentrate on the procedures you will</text:span></text:p>
      <text:p text:style-name="P5">follow and then think about how to represent the data.<text:span text:style-name="T14"> Now let’s see how your perspective changes when you don your OOP hat (in an </text:span>attractive polymorphic design).You begin by thinking about the data. Furthermore, you<text:span text:style-name="T14"> </text:span>think about the data not only in terms of how to represent it, but in terms of how it’s to<text:span text:style-name="T14"> </text:span>be used<text:span text:style-name="T14">.</text:span></text:p>
      <text:p text:style-name="P5"/>
      <text:p text:style-name="P5">In short, with an OOP approach, you concentrate on the object as the user perceives<text:span text:style-name="T14"> </text:span>it, thinking about the data you need to describe the object and the operations that will<text:span text:style-name="T14"> </text:span>describe the user’s interaction with the data.After you develop a description of that interface, you move on to decide how to implement the interface and data storage. Finally, you<text:span text:style-name="T14"> </text:span>put together a program to use your new design.</text:p>
      <text:p text:style-name="P5"/>
      <text:p text:style-name="P23">Abstraction and Classes</text:p>
      <text:p text:style-name="P5">Life is full of complexities, and one way we cope with complexity is to frame simplifying<text:span text:style-name="T14"> </text:span>abstractions.<text:span text:style-name="T14"> That is, you </text:span>abstract the essential operational features of a problem and express a solution in those<text:span text:style-name="T14"> </text:span>terms.<text:span text:style-name="T16"> From abstraction, it is a short step to the user-defined type, </text:span>which in C++ is a class design that implements the abstract interface.</text:p>
      <text:p text:style-name="P5"/>
      <text:p text:style-name="P23">What Is a Type?</text:p>
      <text:p text:style-name="P5"><text:soft-page-break/>At first, you tend to<text:span text:style-name="T16"> </text:span>think of a data type in terms of its appearance—how it is stored in memory<text:span text:style-name="T16">, a data type is also defined in terms of the operations that </text:span>can be performed on it.<text:span text:style-name="T16"> In short, specifying a basic type does three things:</text:span></text:p>
      <text:p text:style-name="P5"/>
      <text:list xml:id="list2818495664" text:style-name="L3">
        <text:list-item>
          <text:p text:style-name="P30"><text:span text:style-name="T4">It determines how much </text:span><text:span text:style-name="T8">memory</text:span><text:span text:style-name="T4"> is needed for a data object.</text:span></text:p>
        </text:list-item>
        <text:list-item>
          <text:p text:style-name="P30"><text:span text:style-name="T4">It determines how the bits in memory are </text:span><text:span text:style-name="T8">interpreted</text:span><text:span text:style-name="T4">. (A long and a float might</text:span><text:span text:style-name="T5"> </text:span><text:span text:style-name="T4">use the same number of bits in memory, but they are translated into numeric values</text:span><text:span text:style-name="T5"> </text:span><text:span text:style-name="T4">differently.)</text:span></text:p>
        </text:list-item>
        <text:list-item>
          <text:p text:style-name="P30"><text:span text:style-name="T4">It determines what </text:span><text:span text:style-name="T8">operations</text:span><text:span text:style-name="T4">, or methods, can be performed using the data object.</text:span></text:p>
        </text:list-item>
      </text:list>
      <text:p text:style-name="P5"/>
      <text:p text:style-name="P21"><text:span text:style-name="T4">For built-in types, the information about operations is built in to the compiler. But</text:span><text:span text:style-name="T5"> </text:span><text:span text:style-name="T4">when you define a user-defined type in C++, you have to provide the same kind of</text:span><text:span text:style-name="T5"> </text:span><text:span text:style-name="T4">information yourself. In exchange for this extra work, you gain the power and flexibility</text:span><text:span text:style-name="T5"> </text:span><text:span text:style-name="T4">to custom fit new data types to match real-world requirements.</text:span></text:p>
      <text:p text:style-name="P5"/>
      <text:p text:style-name="P24">Classes in C++</text:p>
      <text:p text:style-name="P2">A class is a C++ vehicle for translating an abstraction to a user-defined type.<text:span text:style-name="T16"> It combines </text:span>data representation and methods for manipulating that data into one neat package.<text:span text:style-name="T17"> Generally, a class specification has two parts:</text:span></text:p>
      <text:p text:style-name="P2"/>
      <text:list xml:id="list1582515709" text:style-name="L4">
        <text:list-item>
          <text:p text:style-name="P26">A <text:span text:style-name="T18">class declaration</text:span>, which describes the data component, in terms of data members,<text:span text:style-name="T17"> </text:span>and the public interface, in terms of member functions, termed methods</text:p>
        </text:list-item>
        <text:list-item>
          <text:p text:style-name="P26">The <text:span text:style-name="T18">class method definitions</text:span>, which describe how certain class member functions are<text:span text:style-name="T17"> </text:span>implemented</text:p>
        </text:list-item>
      </text:list>
      <text:p text:style-name="P2"/>
      <text:p text:style-name="P2">Roughly speaking, the class declaration provides a class overview, whereas the method<text:span text:style-name="T17"> </text:span>definitions supply the details.</text:p>
      <text:p text:style-name="P2"/>
      <text:p text:style-name="P15">What Is an Interface?</text:p>
      <text:p text:style-name="P2">An interface is a shared framework for interactions between two systems<text:span text:style-name="T17">. To use a class, you need to know its public interface; to write a </text:span>class, you need to create its public interface.</text:p>
      <text:p text:style-name="P2"/>
      <text:p text:style-name="P2">Each individual object represents a<text:span text:style-name="T22"> </text:span>single holding.<text:span text:style-name="T22"> The binding of data and methods into a single unit is the most striking </text:span>feature of the class.</text:p>
      <text:p text:style-name="P2"/>
      <text:p text:style-name="P15">Access Control</text:p>
      <text:p text:style-name="P2">Also new are the keywords private and public .These labels describe access control for<text:span text:style-name="T22"> </text:span>class members.<text:span text:style-name="T22"> </text:span>Any program that uses an object of a particular class can access the public<text:span text:style-name="T22"> </text:span>portions directly.A program can access the private members of an object only by using the<text:span text:style-name="T22"> </text:span>public member functions<text:span text:style-name="T22">. This insulation of data from </text:span><text:span text:style-name="T19">direct access</text:span><text:span text:style-name="T22"> by a pro</text:span>gram is called <text:span text:style-name="T18">data hiding</text:span>.<text:span text:style-name="T22"> (C++ provides a third access-control keyword, protected.)</text:span></text:p>
      <text:p text:style-name="P2"/>
      <text:p text:style-name="P2">A class design attempts to separate the public interface from the specifics of the implementation.The public interface represents the abstraction component of the design. Gathering the implementation details together and separating them from the abstraction is<text:span text:style-name="T22"> </text:span>called encapsulation.<text:span text:style-name="T22"> Data hiding (putting data into the private section of a class) is an </text:span>instance of encapsulation, and so is hiding functional details of an implementation in the<text:span text:style-name="T22"> </text:span>private section<text:span text:style-name="T22">.</text:span><text:span text:style-name="T23"> Note that data hiding not only prevents you from accessing data directly, but it also </text:span>absolves you (in the roll as a user of the class) from needing to know how the data is represented.</text:p>
      <text:p text:style-name="P2"/>
      <text:p text:style-name="P15"><text:soft-page-break/>Member Access Control: Public or Private?</text:p>
      <text:p text:style-name="P2">You can declare class members, whether they are data items or member functions, either<text:span text:style-name="T23"> </text:span>in the public or the private section of a class. But because one of the main precepts of<text:span text:style-name="T23"> </text:span>OOP is to hide the data, data items normally go into the private section.<text:span text:style-name="T23"> The member </text:span>functions that constitute the class interface go into the public section; otherwise, you can’t<text:span text:style-name="T23"> </text:span>call those functions from a program.<text:span text:style-name="T23"> You can also put</text:span></text:p>
      <text:p text:style-name="P2">member functions in the private section.You can’t call such functions directly from a program, but the public methods can use them.Typically, you use private member functions<text:span text:style-name="T23"> </text:span>to handle implementation details that don’t form part of the public interface.</text:p>
      <text:p text:style-name="P2"/>
      <text:p text:style-name="P2">You don’t have to use the keyword private in class declarations because that is the<text:span text:style-name="T23"> </text:span>default access control for class objects<text:span text:style-name="T23">. However, this book explicitly uses the private label in order to emphasize the concept </text:span>of data hiding.</text:p>
      <text:p text:style-name="P2"/>
      <text:p text:style-name="P15">Classes and Structures</text:p>
      <text:p text:style-name="P2">Class descriptions look much like structure declarations with the addition of member functions and the public and private visibility labels. In fact, C++ extends to structures the<text:span text:style-name="T23"> </text:span>same features classes have. The only difference is that the default access type for a structure is public , whereas the default type for a class is private . C++ programmers commonly use classes to implement class descriptions while restricting structures to<text:span text:style-name="T23"> </text:span>representing pure data objects (often called plain-old data structures, or POD structures).</text:p>
      <text:p text:style-name="P2"/>
      <text:p text:style-name="P15">Implementing Class Member Functions</text:p>
      <text:p text:style-name="P2">We still have to create the second part of the class specification: providing code for those<text:span text:style-name="T23"> </text:span>member functions represented by a prototype in the class declaration. Member function<text:span text:style-name="T23"> </text:span>definitions are much like regular function definitions. Each has a function header and a<text:span text:style-name="T23"> </text:span>function body. Member function definitions can have return types and arguments. But<text:span text:style-name="T23"> </text:span>they also have two special characteristics:</text:p>
      <text:p text:style-name="P2"/>
      <text:list xml:id="list1231697098" text:style-name="L5">
        <text:list-item>
          <text:p text:style-name="P31"><text:span text:style-name="T3">When you define a member function, you use the scope-resolution operator ( :: ) to</text:span><text:span text:style-name="T6"> </text:span><text:span text:style-name="T3">identify the class to which the function belongs.</text:span></text:p>
        </text:list-item>
        <text:list-item>
          <text:p text:style-name="P27">Class methods can access the private components of the class.</text:p>
        </text:list-item>
      </text:list>
      <text:p text:style-name="P2"/>
      <text:p text:style-name="P2">void Stock::update(double price)</text:p>
      <text:p text:style-name="P2"/>
      <text:p text:style-name="P21"><text:span text:style-name="T3">This notation means you are defining the update() function that is a member of the</text:span><text:span text:style-name="T7"> Stock class. Not only does this identify update() as a member function, it means you can use the same name for a member function for a different class. For example, an update() function for a Buffoon class would have this function header:</text:span></text:p>
      <text:p text:style-name="P7"/>
      <text:p text:style-name="P7">void Buffoon::update()</text:p>
      <text:p text:style-name="P7"/>
      <text:p text:style-name="P21"><text:span text:style-name="T7">Thus, the scope-resolution operator resolves the identity of the class to which a method definition applies.We say that the identifier update() has class scope. One way of looking at method names is that the complete name of a class method includes the class name. Stock::update() is called the qualified name of the function. A simple update() , on the other hand, is an abbreviation (the unqualified name) for the full name—one that can be used just in class scope. One way of looking at method names is that the complete name of a class method includes the class name. Stock::update() is called the qualified name of the function.A simple update() , on the other hand, is an abbreviation (the unqualified name) for the full name—one that can be used just in class scope. For example, the show() method can use code like this:</text:span></text:p>
      <text:p text:style-name="P7"><text:soft-page-break/></text:p>
      <text:p text:style-name="P8">std::cout &lt;&lt; <text:s/>"Company: " &lt;&lt; company</text:p>
      <text:p text:style-name="P8">&lt;&lt; " Shares: " &lt;&lt; shares &lt;&lt; endl</text:p>
      <text:p text:style-name="P8">&lt;&lt; <text:s/>" Share Price: $" &lt;&lt; share_val</text:p>
      <text:p text:style-name="P7">&lt;&lt; <text:s text:c="2"/>" Total Worth: $" &lt;&lt; total_val &lt;&lt; endl;</text:p>
      <text:p text:style-name="P7"/>
      <text:p text:style-name="P7">Here company , shares , and so on are private data members of the Stock class. If you try to use a nonmember function to access these data members, the compiler stops you cold in your tracks. (However, friend functions, which Chapter 11 discusses, provide an exception.)<text:line-break/></text:p>
      <text:p text:style-name="P17">Inline Methods</text:p>
      <text:p text:style-name="P22"><text:span text:style-name="T9">Any function with a definition in the class declaration automatically becomes an inline</text:span><text:span text:style-name="T10"> </text:span><text:span text:style-name="T9">function.</text:span><text:span text:style-name="T10"> Class declarations often use inline functions for short member functions. You can, if you like, define a member function outside the class declaration and still make it inline.To do so, you just use the inline qualifier when you define the function in the class implementation section:</text:span></text:p>
      <text:p text:style-name="P9"/>
      <text:p text:style-name="P9">class Stock</text:p>
      <text:p text:style-name="P9">{</text:p>
      <text:p text:style-name="P9">private:</text:p>
      <text:p text:style-name="P9">...</text:p>
      <text:p text:style-name="P9">void set_tot(); <text:s text:c="3"/>// definition kept separate</text:p>
      <text:p text:style-name="P9">public:</text:p>
      <text:p text:style-name="P9">...</text:p>
      <text:p text:style-name="P9">};</text:p>
      <text:p text:style-name="P9"/>
      <text:p text:style-name="P9">inline void Stock::set_tot() // use inline in definition</text:p>
      <text:p text:style-name="P9">{</text:p>
      <text:p text:style-name="P9">total_val = shares * share_val;</text:p>
      <text:p text:style-name="P9">}</text:p>
      <text:p text:style-name="P9"/>
      <text:p text:style-name="P22"><text:span text:style-name="T10">The special rules for inline functions require that they be defined in each file in which</text:span><text:span text:style-name="T11"> </text:span><text:span text:style-name="T10">they are used.</text:span><text:span text:style-name="T11"> </text:span><text:span text:style-name="T10">The easiest way to make sure that inline definitions are available to all files</text:span><text:span text:style-name="T11"> </text:span><text:span text:style-name="T10">in a multifile program is to include the inline definition in the same header file in which</text:span><text:span text:style-name="T11"> </text:span><text:span text:style-name="T10">the corresponding class is defined. (Some development systems may have smart linkers</text:span><text:span text:style-name="T11"> </text:span><text:span text:style-name="T10">that allow the inline definitions to go into a separate implementation file.)</text:span></text:p>
      <text:p text:style-name="P9"/>
      <text:p text:style-name="P18">Note</text:p>
      <text:p text:style-name="P22"><text:span text:style-name="T10">When you call a member function, it uses the data members of the particular object used to</text:span><text:span text:style-name="T11"> </text:span><text:span text:style-name="T10">invoke the member function.</text:span><text:span text:style-name="T11"> Calling a member function is what some OOP languages term sending a message.</text:span></text:p>
      <text:p text:style-name="P10">Thus, sending the same message to two different objects invokes the same method but applies it to two different objects (see Figure 10.2).</text:p>
      <text:p text:style-name="P10"/>
      <text:p text:style-name="P19">Using Classes</text:p>
      <text:p text:style-name="P11">The C++ goal is to make using classes as similar as possible to using the basic, built-in types, such as int and char . You can pass objects as arguments, return them as function return values, and assign one object to another. C++ provides facilities for initializing objects, teaching cin and cout to recognize</text:p>
      <text:p text:style-name="P10"><text:s/>objects, and even providing automatic type conversions between objects of similar classes.</text:p>
      <text:p text:style-name="P10"/>
      <text:p text:style-name="P22"><text:soft-page-break/><text:span text:style-name="T11">Note that main() is just a vehicle for testing the design of the Stock class.When the</text:span><text:span text:style-name="T12"> Stock class works as you want it to, you can use it as a user-defined type in other programs. The critical point in using the new type is to understand what the member functions do; you shouldn’t have to think about the implementation details.</text:span></text:p>
      <text:p text:style-name="P12"/>
      <text:p text:style-name="P20">Changing the Implementation</text:p>
      <text:p text:style-name="P22"><text:span text:style-name="T12">You can use a complete function definition instead of a function prototype in the</text:span><text:span text:style-name="T13"> </text:span><text:span text:style-name="T12">class declaration, but the usual practice, except with very brief functions, is to provide the</text:span><text:span text:style-name="T13"> </text:span><text:span text:style-name="T12">function definitions separately. In that case, you need to use the scope-resolution operator</text:span><text:span text:style-name="T13"> </text:span><text:span text:style-name="T12">to indicate to which class a member function belongs.</text:span><text:span text:style-name="T13"> For example, suppose the Bozo class has a member function called Retort() that returns a pointer to a char .The function header would look like this:</text:span></text:p>
      <text:p text:style-name="P13"/>
      <text:p text:style-name="P22">char * Bozo::Retort()</text:p>
      <text:p text:style-name="P22"/>
      <text:p text:style-name="P22">In other words, Retort() is not just a type char * function; it is a type char * function that belongs to the Bozo class.The full, or qualified, name of the function is<text:span text:style-name="T24"> </text:span>Bozo::Retort() .The name Retort() , on the other hand, is an abbreviation of the qualified name, and it can be used only in certain circumstances, such as in the code for the<text:span text:style-name="T24"> </text:span>class methods.<text:span text:style-name="T24"> Another way of describing this situation is to say that the name Retort has class scope, </text:span>so the scope-resolution operator is needed to qualify the name when it is used outside the<text:span text:style-name="T24"> </text:span>class declaration and a class method.</text:p>
      <text:p text:style-name="P22"/>
      <text:p text:style-name="P22">To create an object, which is a particular example of a class, you use the class name as if<text:span text:style-name="T24"> </text:span>it were a type name:</text:p>
      <text:p text:style-name="P22"/>
      <text:p text:style-name="P22">Bozo bozetta;</text:p>
      <text:p text:style-name="P22"/>
      <text:p text:style-name="P22">This works because a class is a user-defined type.<text:span text:style-name="T24"> You invoke a class member function, or method, by using a class object.You do so by </text:span>using the dot membership operator:</text:p>
      <text:p text:style-name="P22"/>
      <text:p text:style-name="P22">cout &lt;&lt; Bozetta.Retort();</text:p>
      <text:p text:style-name="P22"/>
      <text:p text:style-name="P22">This invokes the Retort() member function, and whenever the code for that function<text:span text:style-name="T24"> </text:span>refers to a particular data member, the function uses the value that member has in the<text:span text:style-name="T24"> </text:span>bozetta object.</text:p>
      <text:p text:style-name="P22"/>
      <text:p text:style-name="P24">Class Constructors and Destructors</text:p>
      <text:p text:style-name="P2">There are certain standard functions, called constructors and destructors, that you should normally provide for a class. Let’s<text:span text:style-name="T24"> </text:span>talk about why they are needed and how to write them.<text:span text:style-name="T24"> One of C++’s aims is to make using class objects similar to using standard types. How</text:span>ever, the code provided so far in this chapter doesn’t let you initialize a Stock object the<text:span text:style-name="T24"> </text:span>way you can an ordinary int or struct .That is, the usual initialization syntax doesn’t<text:span text:style-name="T24"> </text:span>carry over for the Stock type</text:p>
      <text:p text:style-name="P2"/>
      <text:p text:style-name="P3">int year = 2001;<text:span text:style-name="T24"> <text:s text:c="4"/>// valid initialization</text:span></text:p>
      <text:p text:style-name="P2">struct thing</text:p>
      <text:p text:style-name="P2">{</text:p>
      <text:p text:style-name="P2">char * pn;</text:p>
      <text:p text:style-name="P2">int m;</text:p>
      <text:p text:style-name="P2">};</text:p>
      <text:p text:style-name="P3">thing amabob = {"wodget", -23};<text:span text:style-name="T24"> <text:s text:c="6"/>// valid initialization</text:span></text:p>
      <text:p text:style-name="P2">Stock hot = {"Sukie’s Autos, Inc.", 200, 50.25};<text:span text:style-name="T24"> <text:s text:c="4"/></text:span>// NO! compile error</text:p>
      <text:p text:style-name="P2"><text:soft-page-break/></text:p>
      <text:p text:style-name="P2">The reason you can’t initialize a Stock object this way is because the data parts have<text:span text:style-name="T24"> </text:span>private access status, which means a program cannot access the data members directly.<text:span text:style-name="T24"> </text:span>As<text:span text:style-name="T24"> </text:span>you’ve seen, the only way a program can access the data members is through a member<text:span text:style-name="T24"> </text:span>function.Therefore, you need to devise an appropriate member function if you’re to succeed in initializing an object.<text:span text:style-name="T24"> (You could initialize a class object as just shown if you made </text:span>the data members public instead of private, but making the data public goes against one of<text:span text:style-name="T24"> </text:span>the main justifications for using classes: data hiding.)</text:p>
      <text:p text:style-name="P2"/>
      <text:p text:style-name="P2">In general, it’s best that all objects be initialized when they are created. For example,<text:span text:style-name="T24"> </text:span>consider the following code:</text:p>
      <text:p text:style-name="P2"/>
      <text:p text:style-name="P2">Stock gift;</text:p>
      <text:p text:style-name="P2">gift.buy(10, 24.75);</text:p>
      <text:p text:style-name="P2"/>
      <text:p text:style-name="P2">With the current implementation of the Stock class, the gift object has no value for<text:span text:style-name="T24"> </text:span>the company member.The class design assumes that the user calls acquire() before calling<text:span text:style-name="T24"> </text:span>any other member functions, but there is no way to enforce that assumption. One way<text:span text:style-name="T24"> </text:span>around this difficulty is to have objects initialized automatically when they are created.To<text:span text:style-name="T24"> </text:span>accomplish this, C++ provides for special member functions, called class constructors, especially for constructing new objects and assigning values to their data members. More precisely, C++ provides a name for these member functions and a syntax for using them, and<text:span text:style-name="T24"> </text:span>you provide the method definition.The name is the same as the class name. For example, a<text:span text:style-name="T24"> </text:span>possible constructor for the Stock class is a member function called Stock() .The con-</text:p>
      <text:p text:style-name="P2">structor prototype and header have an interesting property:Although the constructor has<text:span text:style-name="T24"> </text:span>no return value, it’s not declared type void . In fact, a constructor has no declared type.</text:p>
      <text:p text:style-name="P2"/>
      <text:p text:style-name="P15">Declaring and Defining Constructors</text:p>
      <text:p text:style-name="P2"/>
      <text:p text:style-name="P15">Using Constructors</text:p>
      <text:p text:style-name="P2">C++ provides two ways to initialize an object by using a constructor.The first is to call<text:span text:style-name="T25"> </text:span>the constructor explicitly:</text:p>
      <text:p text:style-name="P2"/>
      <text:p text:style-name="P2">Stock food = Stock("World Cabbage", 250, 1.25);</text:p>
      <text:p text:style-name="P2"/>
      <text:p text:style-name="P2">The second way is to call the constructor implicitly:</text:p>
      <text:p text:style-name="P2"/>
      <text:p text:style-name="P2">Stock garment("Furry Mason", 50, 2.5);</text:p>
      <text:p text:style-name="P2"/>
      <text:p text:style-name="P2">This more compact form is equivalent to the following explicit call:</text:p>
      <text:p text:style-name="P2"/>
      <text:p text:style-name="P2">Stock garment = Stock("Furry Mason", 50, 2.5));</text:p>
      <text:p text:style-name="P2"/>
      <text:p text:style-name="P2">C++ uses a class constructor whenever you create an object of that class, even when<text:span text:style-name="T25"> </text:span>you use new for dynamic memory allocation. Here’s how to use the constructor with new :</text:p>
      <text:p text:style-name="P2"/>
      <text:p text:style-name="P2">Stock *pstock = new Stock("Electroshock Games", 18, 19.0);</text:p>
      <text:p text:style-name="P2"/>
      <text:p text:style-name="P2">This statement creates a Stock object, initializes it to the values provided by the arguments, and assigns the address of the object to the pstock pointer. In this case, the object<text:span text:style-name="T25"> </text:span>doesn’t have a name, but you can <text:soft-page-break/>use the pointer to manage the object.<text:span text:style-name="T25"> Constructors are used differently from the other class methods. Normally, you use an </text:span>object to invoke a method:</text:p>
      <text:p text:style-name="P2"/>
      <text:p text:style-name="P2">stock1.show();<text:span text:style-name="T25"> <text:s/></text:span>// stock1 object invokes show() method</text:p>
      <text:p text:style-name="P2"/>
      <text:p text:style-name="P2">However, you can’t use an object to invoke a constructor because until the constructor<text:span text:style-name="T25"> </text:span>finishes its work of making the object, there is no object. Rather than being invoked by an<text:span text:style-name="T25"> </text:span>object, the constructor is used to create the object.</text:p>
      <text:p text:style-name="P2"/>
      <text:p text:style-name="P15">Default Constructors</text:p>
      <text:p text:style-name="P2">A default constructor is a constructor that is used to create an object when you don’t provide<text:span text:style-name="T25"> </text:span>explicit initialization values.That is, it’s a constructor used for declarations like this:</text:p>
      <text:p text:style-name="P2"/>
      <text:p text:style-name="P2">Stock fluffy_the_cat;<text:span text:style-name="T25"> <text:s text:c="2"/></text:span>// uses the default constructor</text:p>
      <text:p text:style-name="P2"/>
      <text:p text:style-name="P2">Hey, Listing 10.3 already did that! The reason this statement works is that if you fail to<text:span text:style-name="T25"> </text:span>provide any constructors, C++ automatically supplies a default constructor. It’s an implicit<text:span text:style-name="T25"> </text:span>version of a default constructor, and it does nothing. For the Stock class, the default constructor would look like this:</text:p>
      <text:p text:style-name="P2"/>
      <text:p text:style-name="P2">Stock::Stock() { }</text:p>
      <text:p text:style-name="P2"/>
      <text:p text:style-name="P2">The net result is that the fluffy_the_cat object is created with its members uninitialized, just as the following creates x without providing a value for x :</text:p>
      <text:p text:style-name="P2"/>
      <text:p text:style-name="P2">int x;</text:p>
      <text:p text:style-name="P2"/>
      <text:p text:style-name="P2">The fact that the default constructor has no arguments reflects the fact that no values<text:span text:style-name="T25"> </text:span>appear in the declaration.<text:span text:style-name="T25"> A curious fact about default constructors is that the compiler provides one only if you</text:span></text:p>
      <text:p text:style-name="P2">don’t define any constructors.After you define any constructor for a class, the responsibility for providing a default constructor for that class passes from the compiler to you. If you<text:span text:style-name="T25"> </text:span>provide a nondefault constructor, such as Stock(const string &amp; co, long n, double<text:span text:style-name="T25"> </text:span>pr) , and don’t provide your own version of a default constructor, then a declaration like<text:span text:style-name="T25"> </text:span>this becomes an error:</text:p>
      <text:p text:style-name="P2"/>
      <text:p text:style-name="P2">Stock stock1;<text:span text:style-name="T25"> <text:s text:c="5"/></text:span>// not possible with current constructor</text:p>
      <text:p text:style-name="P2"/>
      <text:p text:style-name="P2">The reason for this behavior is that you might want to make it impossible to create<text:span text:style-name="T26"> </text:span>uninitialized objects. If, however, you wish to create objects without explicit initialization,<text:span text:style-name="T26"> </text:span>you must define your own default constructor.This is a constructor that takes no arguments.<text:span text:style-name="T26"> </text:span>You can define a default constructor two ways. One is to provide default values for<text:span text:style-name="T26"> </text:span>all the arguments to the existing constructor:</text:p>
      <text:p text:style-name="P2"/>
      <text:p text:style-name="P2">Stock(const string &amp; co = "Error", int n = 0, double pr = 0.0);</text:p>
      <text:p text:style-name="P2"/>
      <text:p text:style-name="P2">The second is to use function overloading to define a second constructor, one that has<text:span text:style-name="T26"> </text:span>no arguments:</text:p>
      <text:p text:style-name="P2"/>
      <text:p text:style-name="P2">Stock();</text:p>
      <text:p text:style-name="P2"/>
      <text:p text:style-name="P2">You can have only one default constructor, so be sure that you don’t do both.Actually,<text:span text:style-name="T26"> </text:span>you should usually initialize objects in order to ensure that all members begin with<text:span text:style-name="T26"> </text:span>known, reasonable values.Thus, <text:soft-page-break/>a user-provided default constructor typically provides<text:span text:style-name="T26"> </text:span>implicit initialization for all member values. For example, this is how you might define<text:span text:style-name="T26"> </text:span>one for the Stock class:</text:p>
      <text:p text:style-name="P2"/>
      <text:p text:style-name="P2">Stock::Stock()<text:span text:style-name="T26"> <text:s text:c="6"/></text:span>// default constructor</text:p>
      <text:p text:style-name="P2">{</text:p>
      <text:p text:style-name="P2"><text:span text:style-name="T26"><text:tab/></text:span>company = "no name";</text:p>
      <text:p text:style-name="P2"><text:span text:style-name="T26"><text:tab/></text:span>shares = 0;</text:p>
      <text:p text:style-name="P2"><text:span text:style-name="T26"><text:tab/></text:span>share_val = 0.0;</text:p>
      <text:p text:style-name="P2"><text:span text:style-name="T26"><text:tab/></text:span>total_val = 0.0;</text:p>
      <text:p text:style-name="P2">}</text:p>
      <text:p text:style-name="P2"/>
      <text:p text:style-name="P2">Tip</text:p>
      <text:p text:style-name="P2">When you design a class, you should usually provide a default constructor that implicitly ini-</text:p>
      <text:p text:style-name="P2">tializes all class members.</text:p>
      <text:p text:style-name="P2"/>
      <text:p text:style-name="P2">After you’ve used either method (no arguments or default values for all arguments) to<text:span text:style-name="T26"> </text:span>create the default constructor, you can declare object variables without initializing them<text:span text:style-name="T26"> </text:span>explicitly:</text:p>
      <text:p text:style-name="P2"/>
      <text:p text:style-name="P2">Stock first;<text:span text:style-name="T26"> <text:s text:c="6"/></text:span>// calls default constructor implicitly</text:p>
      <text:p text:style-name="P2">Stock first = Stock();<text:span text:style-name="T26"> <text:s text:c="8"/></text:span>// calls it explicitly</text:p>
      <text:p text:style-name="P2">Stock *prelief = new Stock; // calls it implicitly</text:p>
      <text:p text:style-name="P2"/>
      <text:p text:style-name="P15">Destructors</text:p>
      <text:p text:style-name="P2">When you use a constructor to create an object, the program undertakes the responsibility<text:span text:style-name="T26"> </text:span>of tracking that object until it expires.At that time, the program automatically calls a special member function bearing the formidable title destructor.The destructor should clean<text:span text:style-name="T26"> </text:span>up any debris, so it actually serves a useful purpose.<text:span text:style-name="T26"> For example, if your constructor uses </text:span>new to allocate memory, the destructor should use delete to free that memory.The Stock<text:span text:style-name="T26"> </text:span>constructor doesn’t do anything fancy like using new , so the Stock class destructor doesn’t<text:span text:style-name="T26"> really have any tasks to perform. In such a case, you can simply let the compiler generate </text:span>an implicit, do-nothing destructor, which is exactly what the first version of the Stock<text:span text:style-name="T26"> </text:span>class does.</text:p>
      <text:p text:style-name="P2"/>
      <text:p text:style-name="P2">Like a constructor, a destructor has a special name: It is formed from the class name<text:span text:style-name="T26"> </text:span>preceded by a tilde ( ~ ).Thus, the destructor for the Stock class is called ~Stock().<text:span text:style-name="T26"> </text:span>Also<text:span text:style-name="T26"> </text:span>like a constructor, a destructor can have no return value and has no declared type. Unlike<text:span text:style-name="T26"> </text:span>a constructor, a destructor must have no arguments.Thus, the prototype for a Stock<text:span text:style-name="T26"> </text:span>destructor must be this:</text:p>
      <text:p text:style-name="P2"/>
      <text:p text:style-name="P2">~Stock();</text:p>
      <text:p text:style-name="P2"/>
      <text:p text:style-name="P2">Because a Stock destructor has no vital duties, you can code it as a do-nothing function:</text:p>
      <text:p text:style-name="P2"/>
      <text:p text:style-name="P2">Stock::~Stock()</text:p>
      <text:p text:style-name="P2">{</text:p>
      <text:p text:style-name="P2">}</text:p>
      <text:p text:style-name="P2"/>
      <text:p text:style-name="P2">However, just so that you can see when the destructor is called, let’s code it this way:</text:p>
      <text:p text:style-name="P2"/>
      <text:p text:style-name="P2">Stock::~Stock()<text:span text:style-name="T26"> <text:s text:c="7"/></text:span>// class destructor</text:p>
      <text:p text:style-name="P2">{</text:p>
      <text:p text:style-name="P2"><text:soft-page-break/>cout &lt;&lt; "Bye, " &lt;&lt; company &lt;&lt; "!\n";</text:p>
      <text:p text:style-name="P2">}</text:p>
      <text:p text:style-name="P2"/>
      <text:p text:style-name="P2">stock2 = stock1;<text:span text:style-name="T27"> <text:s text:c="2"/></text:span>// object assignment</text:p>
      <text:p text:style-name="P2"/>
      <text:p text:style-name="P2">As with structure assignment, class object assignment, by default, copies the members of<text:span text:style-name="T27"> </text:span>one object to the other. In this case, the original contents of stock2 are overwritten.</text:p>
      <text:p text:style-name="P2"/>
      <text:p text:style-name="P15">Note</text:p>
      <text:p text:style-name="P2">When you assign one object to another of the same class, by default C++ copies the contents of each data member of the source object to the corresponding data member of the<text:span text:style-name="T27"> </text:span>target object.</text:p>
      <text:p text:style-name="P2"/>
      <text:p text:style-name="P2">You can use the constructor for more than initializing a new object. For example, the<text:span text:style-name="T27"> </text:span>program has this statement in main() :</text:p>
      <text:p text:style-name="P2"/>
      <text:p text:style-name="P2">stock1 = Stock("Nifty Foods", 10, 50.0);</text:p>
      <text:p text:style-name="P2"/>
      <text:p text:style-name="P2">The stock1 object already exists.Therefore, instead of initializing stock1 , this statement assigns new values to the object.<text:span text:style-name="T27"> It does so by having the constructor create a new, </text:span>temporary object and then copying the contents of the new object to stock1.<text:span text:style-name="T27"> </text:span>Then the<text:span text:style-name="T27"> </text:span>program disposes of the temporary object, invoking the destructor as it does so<text:span text:style-name="T27">.</text:span></text:p>
      <text:p text:style-name="P2"/>
      <text:p text:style-name="P2">Some compilers might dispose of the temporary object later, delaying the destructor call.<text:span text:style-name="T27"> </text:span>Finally, at the end, the program displays this:</text:p>
      <text:p text:style-name="P2"/>
      <text:p text:style-name="P2">Done</text:p>
      <text:p text:style-name="P2">Bye, NanoSmart!</text:p>
      <text:p text:style-name="P2">Bye, Nifty Foods!</text:p>
      <text:p text:style-name="P2"/>
      <text:p text:style-name="P2">When the main() function terminates, its local variables ( stock1 and stock2 ) pass<text:span text:style-name="T27"> </text:span>from your plane of existence. Because such automatic variables go on the stack, the last<text:span text:style-name="T27"> </text:span>object created is the first deleted, and the first created is the last deleted.<text:span text:style-name="T28"> The output points out that there is a fundamental difference between the following </text:span>two statements:</text:p>
      <text:p text:style-name="P2"/>
      <text:p text:style-name="P2"><text:span text:style-name="T18">Stock</text:span> stock2 = <text:span text:style-name="T18">Stock</text:span> ("Boffo Objects", 2, 2.0);</text:p>
      <text:p text:style-name="P2">stock1 = <text:span text:style-name="T18">Stock("Nifty Foods", 10, 50.0);</text:span> // temporary object</text:p>
      <text:p text:style-name="P2"/>
      <text:p text:style-name="P2">The first of these statements invokes initialization; it creates an object with the indicated value, and it may or may not create a temporary object.The second statement<text:span text:style-name="T28"> </text:span>invokes assignment. Using a constructor in an assignment statement in this fashion always<text:span text:style-name="T28"> </text:span>causes the creation of a temporary object before assignment occurs.</text:p>
      <text:p text:style-name="P2"/>
      <text:p text:style-name="P15">Tip</text:p>
      <text:p text:style-name="P2">If you can set object values either through initialization or by assignment, choose initialization. It is usually more efficient.</text:p>
      <text:p text:style-name="P2"/>
      <text:p text:style-name="P15">C++11 List Initialization</text:p>
      <text:p text:style-name="P2">With C++11, can you use the list-initialization syntax with classes? Yes, you can, providing<text:span text:style-name="T28"> </text:span>the brace contents match the argument list of a constructor:</text:p>
      <text:p text:style-name="P2"><text:soft-page-break/></text:p>
      <text:p text:style-name="P14">Stock hot_tip = {"Derivatives Plus Plus", 100, 45.0};</text:p>
      <text:p text:style-name="P2">Stock jock {"Sport Age Storage, Inc"};</text:p>
      <text:p text:style-name="P2">Stock temp {};</text:p>
      <text:p text:style-name="P2"/>
      <text:p text:style-name="P2">The braced lists in the first two declarations match the following constructor:</text:p>
      <text:p text:style-name="P2"/>
      <text:p text:style-name="P2">Stock::Stock(const std::string &amp; co, long n = 0, double pr = 0.0);</text:p>
      <text:p text:style-name="P2"/>
      <text:p text:style-name="P2">Therefore, that constructor will be used to create the two objects. For jock , the default<text:span text:style-name="T28"> </text:span>values of 0 and 0.0 will be used for the second and third arguments.The third declaration<text:span text:style-name="T28"> </text:span>matches the default constructor, so temp is constructed using it.<text:span text:style-name="T28"> </text:span>In addition, C++11 offers a class called std::initializer_list that can be used as a<text:span text:style-name="T28"> </text:span>type for a function or method parameter.This class can represent a list of arbitrary length,<text:span text:style-name="T28"> </text:span>providing all the entries are of the same type or can be converted to the same type. Chapter</text:p>
      <text:p text:style-name="P2">16,“The string Class and the Standard Template Library,” will return to this topic.</text:p>
      <text:p text:style-name="P2"/>
      <text:p text:style-name="P15">const Member Functions</text:p>
      <text:p text:style-name="P2">Consider the following code snippet:</text:p>
      <text:p text:style-name="P2"/>
      <text:p text:style-name="P2">const Stock land = Stock("Kludgehorn Properties");</text:p>
      <text:p text:style-name="P2">land.show();</text:p>
      <text:p text:style-name="P2"/>
      <text:p text:style-name="P2">With current C++, the compiler should object to the second line.Why? Because the<text:span text:style-name="T28"> </text:span>code for show() fails to guarantee that it won’t modify the invoking object, which,<text:span text:style-name="T28"> </text:span>because it is const , should not be altered.We’ve solved this kind of problem before by<text:span text:style-name="T28"> </text:span>declaring a function’s argument to be a const reference or a pointer to const . But there’s<text:span text:style-name="T28"> </text:span>a syntax problem:The show() method doesn’t have any arguments for const to qualify.<text:span text:style-name="T28"> </text:span>Instead, the object it uses is provided implicitly by the method invocation.What is needed<text:span text:style-name="T28"> </text:span>is a new syntax, one that says a function promises not to modify the invoking object.The<text:span text:style-name="T28"> </text:span>C++ solution is to place the const keyword after the function parentheses.That is, the<text:span text:style-name="T28"> </text:span>show() declaration should look like this:</text:p>
      <text:p text:style-name="P2"/>
      <text:p text:style-name="P2">void show() const;<text:span text:style-name="T28"> <text:s text:c="2"/></text:span>// promises not to change invoking object</text:p>
      <text:p text:style-name="P2"/>
      <text:p text:style-name="P2">Similarly, the beginning of the function definition should look like this:</text:p>
      <text:p text:style-name="P2"/>
      <text:p text:style-name="P2">void stock::show() const<text:span text:style-name="T28"> <text:s text:c="3"/></text:span>// promises not to change invoking object</text:p>
      <text:p text:style-name="P2"/>
      <text:p text:style-name="P2">Class functions declared and defined this way are called const member functions. Just<text:span text:style-name="T28"> </text:span>as you should use const references and pointers as formal function arguments whenever<text:span text:style-name="T28"> </text:span>appropriate, you should make class methods const whenever they don’t modify the<text:span text:style-name="T28"> </text:span>invoking object.</text:p>
      <text:p text:style-name="P2"/>
      <text:p text:style-name="P15">Caution</text:p>
      <text:p text:style-name="P2">A constructor that you can use with a single argument allows you to use <text:span text:style-name="T18">assignment syntax</text:span><text:span text:style-name="T20"> </text:span><text:span text:style-name="T18">to initialize an object to a value</text:span>:</text:p>
      <text:p text:style-name="P2"/>
      <text:p text:style-name="P2">Classname object = value;</text:p>
      <text:p text:style-name="P2"/>
      <text:p text:style-name="P2">This feature can cause problems, but it can be blocked, as described in Chapter 11.</text:p>
      <text:p text:style-name="P2"/>
      <text:p text:style-name="P24"><text:soft-page-break/>Knowing Your Objects: The this Pointer</text:p>
      <text:p text:style-name="P2">You can do still more with the Stock class. So far each class member function has dealt<text:span text:style-name="T28"> </text:span>with but a single object: the object that invokes it. Sometimes, however, a method might<text:span text:style-name="T28"> </text:span>need to deal with two objects, and doing so may involve a curious C++ pointer called<text:span text:style-name="T28"> </text:span>this . Let’s look at how the need for this can unfold.</text:p>
      <text:p text:style-name="P2"/>
      <text:p text:style-name="P2">Although the Stock class declaration displays data, it’s deficient in analytic power. For<text:span text:style-name="T29"> </text:span>example, by looking at the show() output, you can tell which of your holdings has the<text:span text:style-name="T29"> </text:span>greatest value, but the program can’t tell because it can’t access total_val directly.<text:span text:style-name="T29"> </text:span>The<text:span text:style-name="T29"> </text:span>most direct way of letting a program know about stored data is to provide methods to<text:span text:style-name="T29"> </text:span>return values.Typically, you use inline code for this, as in the following example:</text:p>
      <text:p text:style-name="P2"/>
      <text:p text:style-name="P2">class Stock</text:p>
      <text:p text:style-name="P2">{</text:p>
      <text:p text:style-name="P2">private:</text:p>
      <text:p text:style-name="P2">...</text:p>
      <text:p text:style-name="P2">double total_val;</text:p>
      <text:p text:style-name="P2">...</text:p>
      <text:p text:style-name="P2">public:</text:p>
      <text:p text:style-name="P2">double total() const { return total_val; }</text:p>
      <text:p text:style-name="P2">...</text:p>
      <text:p text:style-name="P2">};</text:p>
      <text:p text:style-name="P2"/>
      <text:p text:style-name="P2">This definition, in effect, makes total_val read-only memory as far as a direct program access is concerned.That is, you can use the total_val() method to obtain the<text:span text:style-name="T29"> </text:span>value, but the class doesn’t provide a method for specifically resetting the value of<text:span text:style-name="T29"> total_val. (Other methods, such as buy() , sell() , and update() , do modify total_val </text:span>as a by-product of resetting the shares and share_val members.)</text:p>
      <text:p text:style-name="P2"/>
      <text:p text:style-name="P2">By adding this function to the class declaration, you can let a program investigate a<text:span text:style-name="T29"> </text:span>series of stocks to find the one with the greatest value. However, you can take a different<text:span text:style-name="T29"> </text:span>approach, one that helps you learn about the this pointer.The approach is to define a<text:span text:style-name="T29"> </text:span>member function that looks at two Stock objects and returns a reference to the larger of<text:span text:style-name="T29"> </text:span>the two.Attempting to implement this approach raises some interesting questions, which<text:span text:style-name="T29"> </text:span>we’ll look into now.</text:p>
      <text:p text:style-name="P2"/>
      <text:p text:style-name="P2">First, how do you provide the member function with two objects to compare? Suppose, for example, that you decide to name the method topval() .Then the function call<text:span text:style-name="T29"> </text:span>stock1.topval() accesses the data of the stock1 object, whereas the message<text:span text:style-name="T29"> </text:span>stock2.topval() accesses the data of the stock2 object. If you want the method to<text:span text:style-name="T29"> </text:span>compare two objects, you have to pass the second object as an argument. For efficiency,<text:span text:style-name="T29"> </text:span>you can pass the argument by reference.That is, you can have the topval() method use a</text:p>
      <text:p text:style-name="P2">type const Stock &amp; argument.</text:p>
      <text:p text:style-name="P2"/>
      <text:p text:style-name="P2">Second, how do you communicate the method’s answer back to the calling program?<text:span text:style-name="T29"> </text:span>The most direct way is to have the method return a reference to the object that has the<text:span text:style-name="T29"> </text:span>larger total value.Thus, the comparison method should have the following prototype:</text:p>
      <text:p text:style-name="P2"/>
      <text:p text:style-name="P2">const Stock &amp; topval(const Stock <text:span text:style-name="T18">&amp;</text:span> s) const;</text:p>
      <text:p text:style-name="P2"/>
      <text:p text:style-name="P2">This function accesses one object implicitly and one object explicitly, and it returns a<text:span text:style-name="T29"> </text:span>reference to one of those two objects.The const in parentheses states that the function<text:span text:style-name="T29"> </text:span>won’t modify the explicitly <text:soft-page-break/>accessed object, and the const that follows the parentheses<text:span text:style-name="T29"> </text:span>states that the function won’t modify the implicitly accessed object. Because the function<text:span text:style-name="T29"> </text:span>returns a reference to one of the two const objects, the return type also has to be a const<text:span text:style-name="T29"> </text:span>reference.</text:p>
      <text:p text:style-name="P2"/>
      <text:p text:style-name="P2">Suppose, then, that you want to compare the Stock objects stock1 and stock2 and<text:span text:style-name="T29"> </text:span>assign the one with the greater total value to the object top .You can use either of the following statements to do so:</text:p>
      <text:p text:style-name="P2"/>
      <text:p text:style-name="P2">top = stock1.topval(stock2);</text:p>
      <text:p text:style-name="P2">top = stock2.topval(stock1);</text:p>
      <text:p text:style-name="P2"/>
      <text:p text:style-name="P2">The first form accesses stock1 implicitly and stock2 explicitly, whereas the second<text:span text:style-name="T29"> </text:span>accesses stock1 explicitly and stock2 implicitly (see Figure 10.3). Either way, the method<text:span text:style-name="T29"> </text:span>compares the two objects and returns a reference to the one with the higher total value.<text:span text:style-name="T29"> Actually, this notation is a bit confusing. It would be clearer if you could somehow use </text:span>the relational operator &gt; to compare the two objects.You can do so with operator overloading, which Chapter 11 discusses.</text:p>
      <text:p text:style-name="P2"/>
      <text:p text:style-name="P2">The this<text:span text:style-name="T29"> </text:span>pointer points to the object used to invoke a member function.<text:span text:style-name="T30"> (Basically, this is passed</text:span></text:p>
      <text:p text:style-name="P2">as a hidden argument to the method.) Thus, the function call stock1.topval(stock2)<text:span text:style-name="T30"> </text:span>sets this to the address of the stock1 object and makes that pointer available to the<text:span text:style-name="T30"> </text:span>topval() method. Similarly, the function call stock2.topval(stock1) sets this to the<text:span text:style-name="T30"> </text:span>address of the stock2 object. In general, all class methods have a this pointer set to the<text:span text:style-name="T30"> </text:span>address of the object that invokes the method. Indeed, total_val in topval() is just<text:span text:style-name="T30"> </text:span>shorthand notation for this-&gt;total_val .</text:p>
      <text:p text:style-name="P2"/>
      <text:p text:style-name="P15">Note</text:p>
      <text:p text:style-name="P2">Each member function, including constructors and destructors, has a this pointer. The special property of the this pointer is that it points to the invoking object. If a method needs to<text:span text:style-name="T30"> </text:span>refer to the invoking object as a whole, it can use the expression *this . Using the const<text:span text:style-name="T30"> </text:span>qualifier after the function argument parentheses qualifies this as being a pointer to<text:span text:style-name="T30"> </text:span>const ; in that case, you can’t use this to change the object’s value.</text:p>
      <text:p text:style-name="P2"/>
      <text:p text:style-name="P2">What you want to return, however, is not this because this is the address of the<text:span text:style-name="T30"> </text:span>object.<text:span text:style-name="T30"> </text:span>You want to return the object itself, and that is symbolized by *this . (Recall that<text:span text:style-name="T30"> </text:span>applying the dereferencing operator * to a pointer yields the value to which the pointer<text:span text:style-name="T30"> </text:span>points.) Now you can complete the method definition by using *this as an alias for the<text:span text:style-name="T30"> </text:span>invoking object:</text:p>
      <text:p text:style-name="P2"/>
      <text:p text:style-name="P2">const Stock &amp; Stock::topval(const Stock &amp; s) const</text:p>
      <text:p text:style-name="P2">{</text:p>
      <text:p text:style-name="P2"><text:span text:style-name="T30"><text:tab/></text:span>if (s.total_val &gt; total_val)</text:p>
      <text:p text:style-name="P2"><text:span text:style-name="T30"><text:tab/><text:tab/></text:span>return s;<text:span text:style-name="T30"> <text:s text:c="5"/></text:span>// argument object</text:p>
      <text:p text:style-name="P2"><text:span text:style-name="T30"><text:tab/></text:span>else</text:p>
      <text:p text:style-name="P2"><text:span text:style-name="T30"><text:tab/> <text:s text:c="4"/></text:span>return *this;<text:span text:style-name="T30"> <text:s text:c="2"/></text:span>// invoking object</text:p>
      <text:p text:style-name="P2">}</text:p>
      <text:p text:style-name="P2"/>
      <text:p text:style-name="P2">The fact that the return type is a reference means that the returned object is the<text:span text:style-name="T30"> </text:span>invoking object itself rather than a copy passed by the return mechanism.</text:p>
      <text:p text:style-name="P2"/>
      <text:p text:style-name="P24">An Array of Objects</text:p>
      <text:p text:style-name="P2">Often, as with the Stock examples, you want to create several objects of the same class.<text:span text:style-name="T31"> </text:span>You can create separate object variables, as the examples have done so far in this chapter,<text:span text:style-name="T31"> </text:span>but it might make more <text:soft-page-break/>sense to create an array of objects.That might sound like a major<text:span text:style-name="T31"> </text:span>leap into the unknown, but, in fact, you declare an array of objects the same way you<text:span text:style-name="T31"> </text:span>declare an array of any of the standard types:</text:p>
      <text:p text:style-name="P2"/>
      <text:p text:style-name="P2">Stock mystuff[4]; // creates an array of 4 Stock objects</text:p>
      <text:p text:style-name="P2"/>
      <text:p text:style-name="P2">Recall that a program always calls the default class constructor when it creates class<text:span text:style-name="T31"> </text:span>objects that aren’t explicitly initialized.This declaration requires either that the class<text:span text:style-name="T31"> </text:span>explicitly define no constructors at all, in which case the implicit do-nothing default constructor is used, or, as in this case, that an explicit default constructor be defined. Each element— mystuff[0] , mystuff[1] , and so on—is a Stock object and thus can be used<text:span text:style-name="T31"> </text:span>with the Stock methods:</text:p>
      <text:p text:style-name="P2"/>
      <text:p text:style-name="P2">mystuff[0].update();<text:span text:style-name="T31"> <text:s text:c="6"/></text:span>// apply update() to 1st element</text:p>
      <text:p text:style-name="P2">mystuff[3].show();<text:span text:style-name="T31"> <text:s text:c="7"/></text:span>// apply show() to 4th element</text:p>
      <text:p text:style-name="P2"/>
      <text:p text:style-name="P2">const Stock * tops = mystuff[2].topval(mystuff[1]);</text:p>
      <text:p text:style-name="P2">// compare 3rd and 2nd elements and set tops</text:p>
      <text:p text:style-name="P2">// to point at the one with a higher total value</text:p>
      <text:p text:style-name="P2"/>
      <text:p text:style-name="P2">You can use a constructor to initialize the array elements. In that case, you have to call<text:span text:style-name="T32"> </text:span>the constructor for each individual element:</text:p>
      <text:p text:style-name="P2"/>
      <text:p text:style-name="P2">const int STKS = 4;</text:p>
      <text:p text:style-name="P2">Stock stocks[STKS] = {</text:p>
      <text:p text:style-name="P2"><text:span text:style-name="T32"><text:tab/></text:span>Stock("NanoSmart", 12.5, 20),</text:p>
      <text:p text:style-name="P2"><text:span text:style-name="T32"><text:tab/></text:span>Stock("Boffo Objects", 200, 2.0),</text:p>
      <text:p text:style-name="P2"><text:span text:style-name="T32"><text:tab/></text:span>Stock("Monolithic Obelisks", 130, 3.25),</text:p>
      <text:p text:style-name="P2"><text:span text:style-name="T32"><text:tab/></text:span>Stock("Fleep Enterprises", 60, 6.5)</text:p>
      <text:p text:style-name="P2">};</text:p>
      <text:p text:style-name="P2"/>
      <text:p text:style-name="P2">This initializes stocks[0] and stocks[2] using the Stock(const string &amp; co,<text:span text:style-name="T32"> </text:span>long n, double pr) constructor as well as stocks[1] using the Stock() constructor.<text:span text:style-name="T32"> Because this declaration only partially initializes the array, the remaining seven members </text:span>are initialized using the default constructor.</text:p>
      <text:p text:style-name="P2"/>
      <text:p text:style-name="P24">Class Scope</text:p>
      <text:p text:style-name="P2">Class scope applies to names defined in a class, such as the names of class data members<text:span text:style-name="T33"> </text:span>and class member functions.<text:span text:style-name="T33"> Items that have class scope are known within the class but </text:span>not outside the class.<text:span text:style-name="T33"> Thus, you can use the same class member names in different classes </text:span>without conflict.<text:span text:style-name="T33"> Also class scope means you can’t directly access mem</text:span>bers of a class from the outside world.This is true even for public function members.That<text:span text:style-name="T33"> </text:span>is, to invoke a public member function, you have to use an object<text:span text:style-name="T33">.</text:span></text:p>
      <text:p text:style-name="P2"/>
      <text:p text:style-name="P2">In short, within a class declaration or a member function definition you can use an<text:span text:style-name="T33"> </text:span>unadorned member name (the unqualified name), as when sell() calls the set_tot()<text:span text:style-name="T33"> </text:span>member function.A constructor name is recognized when it is called because its name is<text:span text:style-name="T33"> </text:span>the same as the class name. Otherwise, you must use the direct membership operator ( . ),<text:span text:style-name="T33"> </text:span>the indirect membership operator ( -&gt; ), or the scope-resolution operator ( :: ), depending<text:span text:style-name="T33"> </text:span>on the context, when you use a class member name.</text:p>
      <text:p text:style-name="P2"/>
      <text:p text:style-name="P15">Class Scope Constants</text:p>
      <text:p text:style-name="P2">Sometimes it would be nice to have symbolic constants with class scope. For example, a<text:span text:style-name="T33"> </text:span>class declaration might use the literal 30 to specify an array size. Because the constant is<text:span text:style-name="T33"> </text:span>the same for all <text:soft-page-break/>objects, it would be nice to create a single constant shared by all objects.<text:span text:style-name="T33"> </text:span>You might think the following would be a solution:</text:p>
      <text:p text:style-name="P2"/>
      <text:p text:style-name="P2">class Bakery</text:p>
      <text:p text:style-name="P2">{</text:p>
      <text:p text:style-name="P2"><text:span text:style-name="T33"><text:tab/></text:span>private:</text:p>
      <text:p text:style-name="P4"><text:span text:style-name="T33"><text:tab/></text:span>const int Months = 12;<text:span text:style-name="T33"> <text:s text:c="6"/>// declare a constant? FAILS</text:span></text:p>
      <text:p text:style-name="P2"><text:span text:style-name="T33"><text:tab/></text:span>double costs[Months];</text:p>
      <text:p text:style-name="P2"><text:span text:style-name="T33"><text:tab/></text:span>...</text:p>
      <text:p text:style-name="P2"/>
      <text:p text:style-name="P2">But this won’t work because declaring a class describes what an object looks like but<text:span text:style-name="T33"> </text:span>doesn’t create an object.<text:span text:style-name="T33"> Hence, until you create an object, there’s no place to store a </text:span>value.<text:span text:style-name="T33"> (Actually, C++11 provides for member initialization, but not in a way that would </text:span>make the preceding array declaration work; Chapter 12 returns to this topic.) There are,<text:span text:style-name="T33"> </text:span>however, a couple ways to achieve essentially the same desired effect.<text:span text:style-name="T33"> <text:s/>First, you can declare an enumeration within a class.An enumeration given in a class</text:span></text:p>
      <text:p text:style-name="P2">declaration has class scope, so you can use enumerations to provide class scope symbolic<text:span text:style-name="T33"> </text:span>names for integer constants.That is, you can start off the Bakery declaration this way:</text:p>
      <text:p text:style-name="P2"/>
      <text:p text:style-name="P2">class Bakery</text:p>
      <text:p text:style-name="P2">{</text:p>
      <text:p text:style-name="P2"><text:span text:style-name="T33"><text:tab/></text:span>private:</text:p>
      <text:p text:style-name="P2"><text:span text:style-name="T33"><text:tab/></text:span>enum {Months = 12};</text:p>
      <text:p text:style-name="P2"><text:span text:style-name="T33"><text:tab/></text:span>double costs[Months];</text:p>
      <text:p text:style-name="P2"><text:span text:style-name="T33"><text:tab/></text:span>...</text:p>
      <text:p text:style-name="P2"/>
      <text:p text:style-name="P2">Note that declaring an enumeration in this fashion does not create a class data member.<text:span text:style-name="T33"> </text:span>That is, each individual object does not carry an enumeration in it. Rather, Len is just<text:span text:style-name="T33"> </text:span>a symbolic name that the compiler replaces with 30 when it encounters it in code in<text:span text:style-name="T33"> </text:span>class scope.<text:span text:style-name="T34"> Because the Bakery class uses the enumeration merely to create a symbolic constant, </text:span>with no intent of creating variables of the enumeration type, you needn’t provide an enumeration tag. Incidentally, for many implementations, the ios_base class does something<text:span text:style-name="T34"> </text:span>similar in its public section; that’s the source of identifiers such as ios_base::fixed. Here<text:span text:style-name="T34"> </text:span>fixed is typically an enumerator defined in the ios_base class.<text:span text:style-name="T34"> C++ has a second way of defining a constant within a class—using the keyword static :</text:span></text:p>
      <text:p text:style-name="P2"/>
      <text:p text:style-name="P2">class Bakery</text:p>
      <text:p text:style-name="P2">{</text:p>
      <text:p text:style-name="P2"><text:span text:style-name="T34"><text:tab/></text:span>private:</text:p>
      <text:p text:style-name="P2"><text:span text:style-name="T34"><text:tab/></text:span>static const int Months = 12;</text:p>
      <text:p text:style-name="P2"><text:span text:style-name="T34"><text:tab/></text:span>double costs[Months];</text:p>
      <text:p text:style-name="P2"><text:span text:style-name="T34"><text:tab/></text:span>...</text:p>
      <text:p text:style-name="P2"/>
      <text:p text:style-name="P2">This creates a single constant called Months that is stored with other static variables<text:span text:style-name="T34"> </text:span>rather than in an object.Thus, there is only one Months constant shared by all Bakery<text:span text:style-name="T34"> </text:span>objects. Chapter 12 looks further into static class members.</text:p>
      <text:p text:style-name="P2"/>
      <text:p text:style-name="P15">Scoped Enumerations (C++11)</text:p>
      <text:p text:style-name="P2">Traditional enumerations have some problems. One is that enumerators from two differ<text:span text:style-name="T34">ent enum</text:span></text:p>
      <text:p text:style-name="P2">definitions can conflict. Suppose you were working on a project involving eggs<text:span text:style-name="T34"> </text:span>and T-shirts.You might try something like this:</text:p>
      <text:p text:style-name="P2"><text:soft-page-break/></text:p>
      <text:p text:style-name="P2">enum egg {Small, Medium, Large, Jumbo};</text:p>
      <text:p text:style-name="P2">enum t_shirt {Small, Medium, Large, Xlarge};</text:p>
      <text:p text:style-name="P2"/>
      <text:p text:style-name="P2"><text:span text:style-name="T18">This won’t fly because the egg Small and the t_shirt Small would both be in the</text:span><text:span text:style-name="T21"> </text:span><text:span text:style-name="T18">same scope</text:span>, and the names conflict. C++11 provides a new form of enumeration that<text:span text:style-name="T34"> </text:span>avoids this problem by having <text:span text:style-name="T18">class scope for its enumerators</text:span>.<text:span text:style-name="T34"> </text:span>The declarations for this<text:span text:style-name="T34"> </text:span>form look like this:</text:p>
      <text:p text:style-name="P2"/>
      <text:p text:style-name="P2">enum <text:span text:style-name="T35">class</text:span> egg {Small, Medium, Large, Jumbo};</text:p>
      <text:p text:style-name="P2">enum <text:span text:style-name="T35">class</text:span> t_shirt {Small, Medium, Large, Xlarge};</text:p>
      <text:p text:style-name="P2"/>
      <text:p text:style-name="P2">Alternatively, you can use the keyword struct instead of class. In either case, you<text:span text:style-name="T34"> </text:span>now need to use the enum name to qualify the enumerator:</text:p>
      <text:p text:style-name="P2"/>
      <text:p text:style-name="P2">egg choice = egg::Large;<text:span text:style-name="T34"> <text:s text:c="5"/></text:span>// the Large enumerator of the egg enum</text:p>
      <text:p text:style-name="P2">t_shirt Floyd = t_shirt::Large; // the Large enumerator of the t_shirt enum</text:p>
      <text:p text:style-name="P2"/>
      <text:p text:style-name="P2">Now that the enumerators have class scope, enumerators from different enum definitions<text:span text:style-name="T34"> </text:span>no longer have potential name conflicts, and your egg-and-T-shirt project can proceed.<text:span text:style-name="T34"> C++11 also tightens up type security for scoped enumerations. Regular enumerations </text:span>get converted to integer types automatically in some situations, such as assignment to an<text:span text:style-name="T34"> </text:span>int variable or being used in a comparison expression, but scoped enumerations have no<text:span text:style-name="T34"> </text:span>implicit conversions to integer types:</text:p>
      <text:p text:style-name="P2"/>
      <text:p text:style-name="P2">enum egg_old {Small, Medium, Large, Jumbo};<text:span text:style-name="T34"> <text:s text:c="8"/></text:span>// unscoped</text:p>
      <text:p text:style-name="P2">enum class t_shirt {Small, Medium, Large, Xlarge}; // scoped</text:p>
      <text:p text:style-name="P2">egg_old one = Medium;<text:span text:style-name="T34"><text:tab/><text:tab/><text:tab/></text:span>// unscoped</text:p>
      <text:p text:style-name="P2">t_shirt rolf = t_shirt::Large;<text:span text:style-name="T34"><text:tab/><text:tab/></text:span>// scoped</text:p>
      <text:p text:style-name="P2">int king = one;<text:span text:style-name="T34"> <text:s text:c="14"/></text:span>// implicit type conversion for unscoped</text:p>
      <text:p text:style-name="P2">int ring = rolf;<text:span text:style-name="T34"><text:tab/><text:tab/><text:tab/></text:span>// not allowed, no implicit type conversion</text:p>
      <text:p text:style-name="P2">if (king &lt; Jumbo)<text:span text:style-name="T34"> <text:s text:c="3"/></text:span>// allowed</text:p>
      <text:p text:style-name="P6"><text:tab/>std::cout &lt;&lt; "Jumbo converted to int before comparison.\n";</text:p>
      <text:p text:style-name="P6">if (king &lt; t_shirt::Medium)<text:span text:style-name="T36"> <text:s text:c="5"/></text:span>// not allowed</text:p>
      <text:p text:style-name="P6">std::cout &lt;&lt; "Not allowed: &lt; not defined for scoped enum.\n";</text:p>
      <text:p text:style-name="P6"/>
      <text:p text:style-name="P6">But you can do an explicit type conversion if you feel you have to:</text:p>
      <text:p text:style-name="P6"/>
      <text:p text:style-name="P6">int Frodo = int(t_shirt::Small); // Frodo set to 0</text:p>
      <text:p text:style-name="P6"/>
      <text:p text:style-name="P6">Enumerations are represented by some underlying integer type, and under C98 that<text:span text:style-name="T36"> </text:span>choice was implementation-dependent.Thus, a structure containing an enumeration<text:span text:style-name="T36"> </text:span>might be of different sizes on different systems. C++11 removes that dependency for<text:span text:style-name="T36"> </text:span>scoped enumerations. By default, the underlying type for C++11 scoped enumerations is<text:span text:style-name="T36"> </text:span>int. Furthermore, there’s a syntax for indicating a different choice:</text:p>
      <text:p text:style-name="P6"/>
      <text:p text:style-name="P6">// underlying type for pizza is short</text:p>
      <text:p text:style-name="P6">enum class : <text:span text:style-name="T35">short</text:span> pizza {Small, Medium, Large, XLarge};</text:p>
      <text:p text:style-name="P6"/>
      <text:p text:style-name="P16">Abstract Data Types</text:p>
      <text:p text:style-name="P6"><text:soft-page-break/>The Stock class is pretty specific. Often, however, programmers define classes to represent<text:span text:style-name="T36"> </text:span>more general concepts. For example, using classes is a good way to implement what computer scientists describe as abstract data types (ADTs).As the name suggests, an ADT<text:span text:style-name="T36"> </text:span>describes a data type in a general fashion without bringing in language or implementation details.<text:span text:style-name="T36"> Consider, for example, the stack. By using the stack, you can store data so that data is always added to or deleted from the top of the stack. For example, C++ programs </text:span>use a stack to manage automatic variables.As new automatic variables are generated, they<text:span text:style-name="T36"> </text:span>are added to the top of the stack.When they expire, they are removed from the stack.</text:p>
      <text:p text:style-name="P6"/>
      <text:p text:style-name="P6">Let’s look at the properties of a stack in a general, abstract way. First, a stack holds several items. (That property makes it a container, an even more general abstraction.) Next, a<text:span text:style-name="T36"> </text:span>stack is characterized by the operations you can perform on it:</text:p>
      <text:p text:style-name="P6"/>
      <text:list xml:id="list3085834702" text:style-name="L6">
        <text:list-item>
          <text:p text:style-name="P29">You can create an empty stack.</text:p>
        </text:list-item>
        <text:list-item>
          <text:p text:style-name="P29">You can add an item to the top of a stack (that is, you can <text:span text:style-name="T1">push</text:span> an item).</text:p>
        </text:list-item>
        <text:list-item>
          <text:p text:style-name="P29">You can remove an item from the top (that is, you can <text:span text:style-name="T18">pop</text:span> an item).</text:p>
        </text:list-item>
        <text:list-item>
          <text:p text:style-name="P29">You can check whether the stack is full.</text:p>
        </text:list-item>
        <text:list-item>
          <text:p text:style-name="P29">You can check whether the stack is empty.</text:p>
        </text:list-item>
      </text:list>
      <text:p text:style-name="P6"/>
      <text:p text:style-name="P6">You can match this description with a class declaration in which the public member<text:span text:style-name="T36"> </text:span>functions provide an interface that represents the stack operations.The private data members take care of storing the stack data.The class concept is a nice match to the ADT<text:span text:style-name="T36"> </text:span>approach.</text:p>
      <text:p text:style-name="P6"/>
      <text:p text:style-name="P6">The private section has to commit itself to how to hold the data. For example, you can<text:span text:style-name="T36"> </text:span>use an ordinary array, a dynamically allocated array, or some more advanced data structure, such as a linked list. However, the public interface should hide the exact representation. Instead, it should be expressed in general terms, such as creating a stack, pushing an<text:span text:style-name="T36"> </text:span>item, and so on.</text:p>
      <text:p text:style-name="P6"/>
      <text:p text:style-name="P6">The default constructor guarantees that all stacks are created empty.<text:span text:style-name="T37"> The code for pop() and push gurantees that the top of the stack is managed properly. Guarantees </text:span>like this are one of the things that make OOP reliab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4T21:38:26.307209871</meta:creation-date>
    <dc:date>2022-10-21T00:00:12.921376330</dc:date>
    <meta:editing-duration>PT1H25M42S</meta:editing-duration>
    <meta:editing-cycles>4</meta:editing-cycles>
    <meta:generator>LibreOffice/6.4.7.2$Linux_X86_64 LibreOffice_project/40$Build-2</meta:generator>
    <meta:document-statistic meta:table-count="0" meta:image-count="0" meta:object-count="0" meta:page-count="16" meta:paragraph-count="323" meta:word-count="6680" meta:character-count="40253" meta:non-whitespace-character-count="33768"/>
  </office:meta>
</office:document-meta>
</file>